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Bloco-de-memoria-_28_paginas_29_" style:display-name="Bloco-de-memoria-(paginas)" style:family="table">
      <style:table-properties style:width="17cm" table:align="margins"/>
    </style:style>
    <style:style style:name="Bloco-de-memoria-_28_paginas_29_.A" style:display-name="Bloco-de-memoria-(paginas).A" style:family="table-column">
      <style:table-column-properties style:column-width="1.416cm" style:rel-column-width="5461*"/>
    </style:style>
    <style:style style:name="Bloco-de-memoria-_28_paginas_29_.A1" style:display-name="Bloco-de-memoria-(paginas).A1" style:family="table-cell">
      <style:table-cell-properties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24cm" style:rel-column-width="1204*"/>
    </style:style>
    <style:style style:name="Tabela1.B" style:family="table-column">
      <style:table-column-properties style:column-width="2.125cm" style:rel-column-width="1205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16cm" style:rel-column-width="5461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125cm" style:rel-column-width="8191*"/>
    </style:style>
    <style:style style:name="Tabela3.A1" style:family="table-cell">
      <style:table-cell-properties style:writing-mode="page"/>
    </style:style>
    <style:style style:name="P1" style:family="paragraph" style:parent-style-name="Standard">
      <style:text-properties style:font-name="arial" officeooo:rsid="001f18c9" officeooo:paragraph-rsid="001f18c9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f18c9" officeooo:paragraph-rsid="001f18c9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f18c9" officeooo:paragraph-rsid="001f18c9" style:font-weight-asian="bold" style:font-weight-complex="bold"/>
    </style:style>
    <style:style style:name="P4" style:family="paragraph" style:parent-style-name="Standard" style:list-style-name="L1">
      <style:text-properties style:font-name="arial" officeooo:rsid="0020abe7" officeooo:paragraph-rsid="0020abe7"/>
    </style:style>
    <style:style style:name="P5" style:family="paragraph" style:parent-style-name="Standard">
      <style:text-properties style:font-name="arial" officeooo:rsid="0020abe7" officeooo:paragraph-rsid="0020abe7"/>
    </style:style>
    <style:style style:name="P6" style:family="paragraph" style:parent-style-name="Standard">
      <style:text-properties style:font-name="arial" officeooo:rsid="002354ef" officeooo:paragraph-rsid="002354ef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2354ef" officeooo:paragraph-rsid="002354ef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2354ef" officeooo:paragraph-rsid="00246be4"/>
    </style:style>
    <style:style style:name="P9" style:family="paragraph" style:parent-style-name="Standard">
      <style:text-properties style:font-name="arial" officeooo:rsid="001f18c9" officeooo:paragraph-rsid="001f18c9"/>
    </style:style>
    <style:style style:name="P10" style:family="paragraph" style:parent-style-name="Standard">
      <style:text-properties style:font-name="arial" officeooo:rsid="001f18c9" officeooo:paragraph-rsid="00246be4"/>
    </style:style>
    <style:style style:name="P11" style:family="paragraph" style:parent-style-name="Standard">
      <style:text-properties style:font-name="arial" officeooo:rsid="00246be4" officeooo:paragraph-rsid="00246be4"/>
    </style:style>
    <style:style style:name="P12" style:family="paragraph" style:parent-style-name="Standard">
      <style:paragraph-properties fo:text-align="end" style:justify-single-word="false"/>
      <style:text-properties style:font-name="arial" officeooo:rsid="00246be4" officeooo:paragraph-rsid="00246be4"/>
    </style:style>
    <style:style style:name="P13" style:family="paragraph" style:parent-style-name="Standard">
      <style:text-properties officeooo:rsid="00246be4" officeooo:paragraph-rsid="00246be4"/>
    </style:style>
    <style:style style:name="P14" style:family="paragraph" style:parent-style-name="Table_20_Contents">
      <style:text-properties style:font-name="arial" officeooo:rsid="002354ef" officeooo:paragraph-rsid="002354ef"/>
    </style:style>
    <style:style style:name="P15" style:family="paragraph" style:parent-style-name="Table_20_Contents">
      <style:text-properties style:font-name="arial" officeooo:rsid="002354ef" officeooo:paragraph-rsid="00246be4"/>
    </style:style>
    <style:style style:name="P16" style:family="paragraph" style:parent-style-name="Table_20_Contents">
      <style:text-properties style:font-name="arial" officeooo:rsid="00246be4" officeooo:paragraph-rsid="00246be4"/>
    </style:style>
    <style:style style:name="P17" style:family="paragraph" style:parent-style-name="Table_20_Contents">
      <style:text-properties fo:color="#ff0000" style:font-name="arial" officeooo:rsid="00246be4" officeooo:paragraph-rsid="00246be4"/>
    </style:style>
    <style:style style:name="P18" style:family="paragraph" style:parent-style-name="Table_20_Contents">
      <style:text-properties officeooo:rsid="00252563" officeooo:paragraph-rsid="00252563"/>
    </style:style>
    <style:style style:name="P19" style:family="paragraph">
      <loext:graphic-properties draw:fill-color="#000000"/>
    </style:style>
    <style:style style:name="P20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20ab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justify" draw:textarea-vertical-align="middle" draw:auto-grow-height="false" fo:min-height="1.042cm" fo:min-width="0.0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Long_20_Das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0000" draw:textarea-horizontal-align="justify" draw:textarea-vertical-align="middle" draw:auto-grow-height="false" fo:min-height="0.649cm" fo:min-width="0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0000" draw:textarea-horizontal-align="justify" draw:textarea-vertical-align="middle" draw:auto-grow-height="false" fo:min-height="1.969cm" fo:min-width="0.1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II – Aula 05</text:p>
      <text:p text:style-name="P1"/>
      <text:p text:style-name="P3">Coisas iniciais da inicialização de um SO</text:p>
      <text:p text:style-name="P1"/>
      <text:p text:style-name="P1"><text:span text:style-name="T1">boot</text:span> → configuração da pilhas</text:p>
      <text:p text:style-name="P1"><text:tab/>SP(Start pointer) → <text:span text:style-name="T2">É um Registrador onde que ira apontar para </text:span>o começo da pilha</text:p>
      <text:p text:style-name="P1"><text:tab/>(Pilha aloca os dados nos espaços de memorias a baixo do SP )</text:p>
      <text:p text:style-name="P1"><text:tab/><text:tab/>EX: Pilha SP == 40000</text:p>
      <text:p text:style-name="P1"><text:tab/><text:tab/><text:tab/>3999</text:p>
      <text:p text:style-name="P1"><text:tab/><text:tab/><text:tab/>3998</text:p>
      <text:p text:style-name="P1"><text:tab/><text:tab/><text:tab/>3997</text:p>
      <text:p text:style-name="P1"/>
      <text:list xml:id="list4161461305" text:style-name="L1">
        <text:list-item>
          <text:p text:style-name="P4">Colocar os processador p/ dormir</text:p>
        </text:list-item>
      </text:list>
      <text:p text:style-name="P5"/>
      <text:p text:style-name="P5"/>
      <text:p text:style-name="P5"/>
      <text:p text:style-name="P6">void *kalloc(int) → aloca <text:s/>4096 bits</text:p>
      <text:p text:style-name="P6">kfree(void *)</text:p>
      <text:p text:style-name="P6">malloc → aloca 1 bit</text:p>
      <text:p text:style-name="P5"><text:s/></text:p>
      <text:p text:style-name="P6">Paginas </text:p>
      <text:p text:style-name="P6"/>
      <text:p text:style-name="P6">char *m = kalloc(1) – 128mb</text:p>
      <text:p text:style-name="P6"><draw:custom-shape text:anchor-type="paragraph" draw:z-index="2" draw:name="Forma3" draw:style-name="gr5" draw:text-style-name="P19" svg:width="0.292cm" svg:height="2.25cm" svg:x="1.051cm" svg:y="0.0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8"/></text:p>
      <text:p text:style-name="P6"/>
      <text:p text:style-name="P7">Descritores</text:p>
      <text:p text:style-name="P6"><draw:custom-shape text:anchor-type="paragraph" draw:z-index="3" draw:name="Forma4" draw:style-name="gr4" draw:text-style-name="P19" svg:width="0.318cm" svg:height="0.742cm" svg:x="8.354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4"/></text:p>
      <text:p text:style-name="P6"><text:s text:c="4"/></text:p>
      <table:table table:name="Bloco-de-memoria-(paginas)" table:style-name="Bloco-de-memoria-_28_paginas_29_">
        <table:table-column table:style-name="Bloco-de-memoria-_28_paginas_29_.A" table:number-columns-repeated="12"/>
        <table:table-row table:style-name="TableLine94873035827856">
          <table:table-cell table:style-name="Bloco-de-memoria-_28_paginas_29_.A1" office:value-type="string">
            <text:p text:style-name="P14">0</text:p>
          </table:table-cell>
          <table:table-cell table:style-name="Bloco-de-memoria-_28_paginas_29_.A1" office:value-type="string">
            <text:p text:style-name="P14">1</text:p>
          </table:table-cell>
          <table:table-cell table:style-name="Bloco-de-memoria-_28_paginas_29_.A1" office:value-type="string">
            <text:p text:style-name="P14">1</text:p>
          </table:table-cell>
          <table:table-cell table:style-name="Bloco-de-memoria-_28_paginas_29_.A1" office:value-type="string">
            <text:p text:style-name="P14">1</text:p>
          </table:table-cell>
          <table:table-cell table:style-name="Bloco-de-memoria-_28_paginas_29_.A1" office:value-type="string">
            <text:p text:style-name="P14">1</text:p>
          </table:table-cell>
          <table:table-cell table:style-name="Bloco-de-memoria-_28_paginas_29_.A1" office:value-type="string">
            <text:p text:style-name="P14">1</text:p>
          </table:table-cell>
          <table:table-cell table:style-name="Bloco-de-memoria-_28_paginas_29_.A1" office:value-type="string">
            <text:p text:style-name="P14">1</text:p>
          </table:table-cell>
          <table:table-cell table:style-name="Bloco-de-memoria-_28_paginas_29_.A1" office:value-type="string">
            <text:p text:style-name="P14">1</text:p>
          </table:table-cell>
          <table:table-cell table:style-name="Bloco-de-memoria-_28_paginas_29_.A1" office:value-type="string">
            <text:p text:style-name="P14">1</text:p>
          </table:table-cell>
          <table:table-cell table:style-name="Bloco-de-memoria-_28_paginas_29_.A1" office:value-type="string">
            <text:p text:style-name="P14">1</text:p>
          </table:table-cell>
          <table:table-cell table:style-name="Bloco-de-memoria-_28_paginas_29_.A1" office:value-type="string">
            <text:p text:style-name="P14"/>
          </table:table-cell>
          <table:table-cell table:style-name="Bloco-de-memoria-_28_paginas_29_.A1" office:value-type="string">
            <text:p text:style-name="P14">1</text:p>
          </table:table-cell>
        </table:table-row>
      </table:table>
      <text:p text:style-name="P1"><draw:path text:anchor-type="paragraph" draw:z-index="0" draw:name="Forma1" draw:style-name="gr3" draw:text-style-name="P20" svg:width="1.322cm" svg:height="0.137cm" draw:transform="rotate (-1.5707963267949) translate (0.184184130879477cm 0.127cm)" svg:viewBox="0 0 1323 138" svg:d="M0 85c342-102 711-114 1058-26l265 53v26"><text:p/></draw:path><draw:line text:anchor-type="paragraph" draw:z-index="1" draw:name="Forma2" draw:style-name="gr3" draw:text-style-name="P20" svg:x1="1.448cm" svg:y1="0.101cm" svg:x2="17.032cm" svg:y2="1.424cm"><text:p/></draw:line></text:p>
      <text:p text:style-name="P1"/>
      <text:p text:style-name="P1"/>
      <table:table table:name="Tabela1" table:style-name="Tabela1">
        <table:table-column table:style-name="Tabela1.A"/>
        <table:table-column table:style-name="Tabela1.B" table:number-columns-repeated="3"/>
        <table:table-column table:style-name="Tabela1.A"/>
        <table:table-column table:style-name="Tabela1.B" table:number-columns-repeated="3"/>
        <table:table-row table:style-name="TableLine94873036668224">
          <table:table-cell table:style-name="Tabela1.A1" office:value-type="string">
            <text:p text:style-name="P14">0</text:p>
          </table:table-cell>
          <table:table-cell table:style-name="Tabela1.A1" office:value-type="string">
            <text:p text:style-name="P14">0</text:p>
          </table:table-cell>
          <table:table-cell table:style-name="Tabela1.A1" office:value-type="string">
            <text:p text:style-name="P14">0</text:p>
          </table:table-cell>
          <table:table-cell table:style-name="Tabela1.A1" office:value-type="string">
            <text:p text:style-name="P14">0</text:p>
          </table:table-cell>
          <table:table-cell table:style-name="Tabela1.A1" office:value-type="string">
            <text:p text:style-name="P14">0</text:p>
          </table:table-cell>
          <table:table-cell table:style-name="Tabela1.A1" office:value-type="string">
            <text:p text:style-name="P14">0</text:p>
          </table:table-cell>
          <table:table-cell table:style-name="Tabela1.A1" office:value-type="string">
            <text:p text:style-name="P16">1</text:p>
          </table:table-cell>
          <table:table-cell table:style-name="Tabela1.A1" office:value-type="string">
            <text:p text:style-name="P14">1</text:p>
          </table:table-cell>
        </table:table-row>
      </table:table>
      <text:p text:style-name="P12"><draw:line text:anchor-type="paragraph" draw:z-index="7" draw:name="Forma7" draw:style-name="gr2" draw:text-style-name="P20" svg:x1="13.116cm" svg:y1="2.423cm" svg:x2="15.868cm" svg:y2="0.095cm"><text:p/></draw:line><draw:line text:anchor-type="paragraph" draw:z-index="8" draw:name="Forma8" draw:style-name="gr2" draw:text-style-name="P20" svg:x1="6.872cm" svg:y1="3.217cm" svg:x2="13.566cm" svg:y2="0.095cm"><text:p/></draw:line></text:p>
      <text:p text:style-name="P12"/>
      <text:p text:style-name="P12"/>
      <text:p text:style-name="P12"/>
      <text:p text:style-name="P12"/>
      <text:p text:style-name="P12">Livre?(1) = sim (2) = não</text:p>
      <text:p text:style-name="P11">Indica se é a ultima pagina do bloc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Descritores</text:p>
      <text:p text:style-name="P1"><draw:custom-shape text:anchor-type="paragraph" draw:z-index="4" draw:name="Forma4_0" draw:style-name="gr4" draw:text-style-name="P19" svg:width="0.318cm" svg:height="0.742cm" svg:x="8.354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0"/>
      <table:table table:name="Tabela2" table:style-name="Tabela2">
        <table:table-column table:style-name="Tabela2.A" table:number-columns-repeated="12"/>
        <table:table-row table:style-name="TableLine94872975449920">
          <table:table-cell table:style-name="Tabela2.A1" office:value-type="string">
            <text:p text:style-name="P15">0</text:p>
          </table:table-cell>
          <table:table-cell table:style-name="Tabela2.A1" office:value-type="string">
            <text:p text:style-name="P17">0</text:p>
          </table:table-cell>
          <table:table-cell table:style-name="Tabela2.A1" office:value-type="string">
            <text:p text:style-name="P17">0</text:p>
          </table:table-cell>
          <table:table-cell table:style-name="Tabela2.A1" office:value-type="string">
            <text:p text:style-name="P17">1</text:p>
          </table:table-cell>
          <table:table-cell table:style-name="Tabela2.A1" office:value-type="string">
            <text:p text:style-name="P16">1</text:p>
          </table:table-cell>
          <table:table-cell table:style-name="Tabela2.A1" office:value-type="string">
            <text:p text:style-name="P15">1</text:p>
          </table:table-cell>
          <table:table-cell table:style-name="Tabela2.A1" office:value-type="string">
            <text:p text:style-name="P15">1</text:p>
          </table:table-cell>
          <table:table-cell table:style-name="Tabela2.A1" office:value-type="string">
            <text:p text:style-name="P15">1</text:p>
          </table:table-cell>
          <table:table-cell table:style-name="Tabela2.A1" office:value-type="string">
            <text:p text:style-name="P15">1</text:p>
          </table:table-cell>
          <table:table-cell table:style-name="Tabela2.A1" office:value-type="string">
            <text:p text:style-name="P15">1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>1</text:p>
          </table:table-cell>
        </table:table-row>
      </table:table>
      <text:p text:style-name="P13"><draw:line text:anchor-type="paragraph" draw:z-index="5" draw:name="Forma5" draw:style-name="gr3" draw:text-style-name="P20" svg:x1="1.157cm" svg:y1="3.328cm" svg:x2="1.475cm" svg:y2="0.074cm"><text:p/></draw:line><draw:line text:anchor-type="paragraph" draw:z-index="6" draw:name="Forma6" draw:style-name="gr3" draw:text-style-name="P20" svg:x1="1.66cm" svg:y1="3.514cm" svg:x2="5.682cm" svg:y2="0.127cm"><text:p/></draw:line></text:p>
      <text:p text:style-name="P13"/>
      <text:p text:style-name="P13"/>
      <text:p text:style-name="P13"/>
      <text:p text:style-name="P13"/>
      <text:p text:style-name="P13"/>
      <text:p text:style-name="P13"/>
      <text:p text:style-name="P13">Char *m3 = kalloc(3)</text:p>
      <text:p text:style-name="P13"><draw:custom-shape text:anchor-type="paragraph" draw:z-index="9" draw:name="Forma9" draw:style-name="gr1" draw:text-style-name="P19" svg:width="0.16cm" svg:height="1.191cm" svg:x="1.21cm" svg:y="0.0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3"/>
      <text:p text:style-name="P13"/>
      <table:table table:name="Tabela3" table:style-name="Tabela3">
        <table:table-column table:style-name="Tabela3.A" table:number-columns-repeated="8"/>
        <table:table-row table:style-name="TableLine94873038038912"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1</text:p>
          </table:table-cell>
        </table:table-row>
        <table:table-row table:style-name="TableLine94873038038912"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1</text:p>
          </table:table-cell>
        </table:table-row>
        <table:table-row table:style-name="TableLine94873038038912"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0</text:p>
          </table:table-cell>
          <table:table-cell table:style-name="Tabela3.A1" office:value-type="string">
            <text:p text:style-name="P18">1</text:p>
          </table:table-cell>
          <table:table-cell table:style-name="Tabela3.A1" office:value-type="string">
            <text:p text:style-name="P18">1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08:21:01.458037609</meta:creation-date>
    <dc:date>2022-06-14T08:16:14.408389404</dc:date>
    <meta:editing-duration>PT19M44S</meta:editing-duration>
    <meta:editing-cycles>4</meta:editing-cycles>
    <meta:generator>LibreOffice/6.4.7.2$Linux_X86_64 LibreOffice_project/40$Build-2</meta:generator>
    <meta:document-statistic meta:table-count="4" meta:image-count="0" meta:object-count="0" meta:page-count="2" meta:paragraph-count="78" meta:word-count="150" meta:character-count="582" meta:non-whitespace-character-count="473"/>
  </office:meta>
</office:document-meta>
</file>